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65in"/>
    </style:style>
    <style:style style:name="co2" style:family="table-column">
      <style:table-column-properties fo:break-before="auto" style:column-width="2.8953in"/>
    </style:style>
    <style:style style:name="co3" style:family="table-column">
      <style:table-column-properties fo:break-before="auto" style:column-width="3.6244in"/>
    </style:style>
    <style:style style:name="co4" style:family="table-column">
      <style:table-column-properties fo:break-before="auto" style:column-width="3.254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611in" fo:break-before="auto" style:use-optimal-row-height="true"/>
    </style:style>
    <style:style style:name="ro4" style:family="table-row">
      <style:table-row-properties style:row-height="0.9945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table:number-columns-spanned="2" table:number-rows-spanned="1">
            <text:p>2014-FR-03 monster</text:p>
          </table:table-cell>
          <table:covered-table-cell table:style-name="ce4"/>
          <table:table-cell table:style-name="Default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table:style-name="ce2" office:value-type="string">
            <text:p>Formal Review</text:p>
            <text:p>ok or description what is missing/insufficient</text:p>
          </table:table-cell>
          <table:table-cell table:style-name="ce2" office:value-type="string">
            <text:p>Category</text:p>
            <text:p>great, good, lacking or reject</text:p>
          </table:table-cell>
          <table:table-cell table:style-name="ce2" office:value-type="string">
            <text:p>Comments regarding content</text:p>
          </table:table-cell>
          <table:table-cell table:style-name="ce2" office:value-type="string">
            <text:p>Reviewer</text:p>
            <text:p>Name, Country, e-mail</text:p>
          </table:table-cell>
        </table:table-row>
        <table:table-row table:style-name="ro4">
          <table:table-cell office:value-type="string">
            <text:p>ok</text:p>
          </table:table-cell>
          <table:table-cell office:value-type="string">
            <text:p>good</text:p>
          </table:table-cell>
          <table:table-cell office:value-type="string">
            <text:p>in the beginning all cells are yellow, so the monster can only move in yellow/free-cells and not in white cells as mentioned in the second sentence, right? =&gt; fixed</text:p>
            <text:p>(perhaps, it's a matter of taste if it's necessary to put a block also on the final cell.) =&gt; fixed</text:p>
          </table:table-cell>
          <table:table-cell office:value-type="string">
            <text:p>Peter Garscha, Austria, <text:a xlink:href="mailto:peter@rlsux.com">peter@rlsux.com</text:a></text:p>
          </table:table-cell>
        </table:table-row>
        <table:table-row table:style-name="ro5" table:number-rows-repeated="34">
          <table:table-cell table:number-columns-repeated="4"/>
        </table:table-row>
        <table:table-row table:style-name="ro5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5/28/2014</text:date>, <text:time>21:4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2:22:41.871058226</meta:creation-date>
    <dc:date>2014-05-28T21:42:05.99</dc:date>
    <meta:editing-duration>PT50M15S</meta:editing-duration>
    <meta:editing-cycles>8</meta:editing-cycles>
    <meta:generator>OpenOffice.org/3.4.1$Win32 OpenOffice.org_project/341m1$Build-9593</meta:generator>
    <meta:document-statistic meta:table-count="1" meta:cell-count="9" meta:object-count="0"/>
  </office:meta>
</office:document-meta>
</file>